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391cm"/>
    </style:style>
    <style:style style:name="pr2" style:family="presentation" style:parent-style-name="Default-title">
      <style:graphic-properties fo:min-height="5.677cm"/>
    </style:style>
    <style:style style:name="pr3" style:family="presentation" style:parent-style-name="Default-title">
      <style:graphic-properties fo:min-height="2.533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999999"/>
    </style:style>
    <style:style style:name="P5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  <style:text-properties fo:color="#000000" fo:font-size="32pt" style:font-size-asian="32pt" style:font-size-complex="32pt"/>
    </style:style>
    <style:style style:name="P7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2.86cm" svg:height="3.391cm" svg:x="2.286cm" svg:y="8.293cm" presentation:class="title" presentation:user-transformed="true">
          <draw:text-box>
            <text:p text:style-name="P2"><text:span text:style-name="T1">Práctica 1</text:span></text:p>
          </draw:text-box>
        </draw:frame>
        <draw:frame presentation:style-name="pr2" draw:text-style-name="P5" draw:layer="layout" svg:width="23.211cm" svg:height="5.677cm" svg:x="2.443cm" svg:y="0.673cm" presentation:class="title" presentation:user-transformed="true">
          <draw:text-box>
            <text:p text:style-name="P4"><text:span text:style-name="T2">Construcción de Servicios y </text:span><text:span text:style-name="T2">Aplicaciones Audiovisuales </text:span><text:span text:style-name="T2">en Internet</text:span></text:p>
          </draw:text-box>
        </draw:frame>
        <draw:frame presentation:style-name="pr3" draw:text-style-name="P7" draw:layer="layout" svg:width="6.858cm" svg:height="2.533cm" svg:x="20.32cm" svg:y="16.517cm" presentation:class="title" presentation:user-transformed="true">
          <draw:text-box>
            <text:p text:style-name="P6"><text:span text:style-name="T3">Curso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1-21T11:02:56.824612678</dc:date>
    <meta:editing-duration>P7DT21H8M55S</meta:editing-duration>
    <meta:editing-cycles>496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